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90000014144516A3E.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02200000026825107A5.png"/>
  <manifest:file-entry manifest:media-type="image/png" manifest:full-path="Pictures/100000000000039200000242A63C62B1.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38400000212F3B21EB0.png"/>
  <manifest:file-entry manifest:media-type="image/png" manifest:full-path="Pictures/100000000000007A0000002651F79CA5.png"/>
  <manifest:file-entry manifest:media-type="image/png" manifest:full-path="Pictures/10000000000001A800000176F4EF1B66.png"/>
  <manifest:file-entry manifest:media-type="image/png" manifest:full-path="Pictures/10000000000000240000002612FF054A.png"/>
  <manifest:file-entry manifest:media-type="image/png" manifest:full-path="Pictures/100000000000002200000026F685E021.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34700000257E0CA14B0.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1B200000138824F0DF0.png"/>
  <manifest:file-entry manifest:media-type="image/png" manifest:full-path="Pictures/10000000000000200000002631A50785.png"/>
  <manifest:file-entry manifest:media-type="image/png" manifest:full-path="Pictures/1000000000000103000000768E223438.png"/>
  <manifest:file-entry manifest:media-type="image/png" manifest:full-path="Pictures/100000000000002300000025F2BC99A5.png"/>
  <manifest:file-entry manifest:media-type="image/png" manifest:full-path="Pictures/100000000000025600000182AB59FDF1.png"/>
  <manifest:file-entry manifest:media-type="image/png" manifest:full-path="Pictures/1000000000000147000001CCC6A28620.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1A0000000DFB0D6FF94.png"/>
  <manifest:file-entry manifest:media-type="" manifest:full-path="Pictures/200000080000026200000247E79B18A5.svm"/>
  <manifest:file-entry manifest:media-type="image/png" manifest:full-path="Pictures/100000000000028E00000274270BDB45.png"/>
  <manifest:file-entry manifest:media-type="image/png" manifest:full-path="Pictures/10000000000000250000002679EB96C5.png"/>
  <manifest:file-entry manifest:media-type="image/png" manifest:full-path="Pictures/10000000000001140000013FD5C301EA.png"/>
  <manifest:file-entry manifest:media-type="image/png" manifest:full-path="Pictures/1000000000000044000000265AFA759D.png"/>
  <manifest:file-entry manifest:media-type="image/png" manifest:full-path="Pictures/100000000000018F000001120F8D402B.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258000001825119115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P1" style:family="paragraph" style:parent-style-name="Header">
      <style:text-properties fo:font-size="10pt" fo:font-weight="bold" style:font-weight-asian="bold" style:font-weight-complex="bold"/>
    </style:style>
    <style:style style:name="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text-properties style:font-name="Arial2" fo:font-style="italic" fo:font-weight="bold" style:font-style-asian="italic" style:font-weight-asian="bold" style:font-style-complex="italic"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00%" fo:text-align="start" style:justify-single-word="false"/>
    </style:style>
    <style:style style:name="P14" style:family="paragraph" style:parent-style-name="Standard">
      <style:text-properties fo:color="#800000" fo:font-style="italic" fo:font-weight="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line-height="150%"/>
      <style:text-properties style:use-window-font-color="true" fo:font-size="12pt"/>
    </style:style>
    <style:style style:name="P19" style:family="paragraph" style:parent-style-name="Standard">
      <style:text-properties style:use-window-font-color="true" style:font-name="Arial2" fo:font-style="italic" style:text-underline-style="solid" style:text-underline-width="auto" style:text-underline-color="font-color" fo:font-weight="bold"/>
    </style:style>
    <style:style style:name="P20"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21"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22"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23" style:family="paragraph" style:parent-style-name="Standard">
      <style:text-properties style:use-window-font-color="true" style:font-name="Arial2" fo:font-weight="bold"/>
    </style:style>
    <style:style style:name="P24" style:family="paragraph" style:parent-style-name="Standard">
      <style:text-properties style:use-window-font-color="true" style:text-underline-style="solid" style:text-underline-width="auto" style:text-underline-color="font-color" fo:font-weight="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Contents_20_1">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Standard" style:list-style-name="L6">
      <style:text-properties fo:language="fr" fo:country="FR"/>
    </style:style>
    <style:style style:name="P41" style:family="paragraph" style:parent-style-name="Standard" style:list-style-name="L7">
      <style:text-properties fo:font-size="12pt"/>
    </style:style>
    <style:style style:name="P42" style:family="paragraph" style:parent-style-name="Standard" style:list-style-name="L10"/>
    <style:style style:name="P43" style:family="paragraph" style:parent-style-name="Standard" style:list-style-name="L17"/>
    <style:style style:name="P44" style:family="paragraph" style:parent-style-name="Standard" style:list-style-name="L1">
      <style:paragraph-properties fo:margin-left="1.249cm" fo:margin-right="0cm" fo:text-indent="-0.499cm" style:auto-text-indent="false"/>
      <style:text-properties style:font-name="Arial2" fo:font-size="12pt"/>
    </style:style>
    <style:style style:name="P45" style:family="paragraph" style:parent-style-name="Standard" style:list-style-name="L2">
      <style:paragraph-properties fo:margin-left="1.249cm" fo:margin-right="0cm" fo:text-indent="0cm" style:auto-text-indent="false"/>
    </style:style>
    <style:style style:name="P46" style:family="paragraph" style:parent-style-name="Standard" style:list-style-name="L3">
      <style:paragraph-properties fo:margin-left="1.249cm" fo:margin-right="0cm" fo:text-indent="0cm" style:auto-text-indent="false"/>
    </style:style>
    <style:style style:name="P47" style:family="paragraph" style:parent-style-name="Standard" style:list-style-name="L4">
      <style:paragraph-properties fo:margin-left="1.249cm" fo:margin-right="0cm" fo:text-indent="0cm" style:auto-text-indent="false"/>
    </style:style>
    <style:style style:name="P48" style:family="paragraph" style:parent-style-name="Standard" style:list-style-name="L5">
      <style:paragraph-properties fo:margin-left="1.249cm" fo:margin-right="0cm" fo:text-indent="0cm" style:auto-text-indent="false"/>
      <style:text-properties style:font-name="Arial2" fo:font-size="12pt"/>
    </style:style>
    <style:style style:name="P49" style:family="paragraph" style:parent-style-name="Standard" style:list-style-name="L11">
      <style:paragraph-properties fo:margin-left="1.249cm" fo:margin-right="0cm" fo:text-indent="0cm" style:auto-text-indent="false"/>
      <style:text-properties style:font-name="Arial2" fo:font-size="12pt"/>
    </style:style>
    <style:style style:name="P50" style:family="paragraph" style:parent-style-name="Standard" style:list-style-name="L15">
      <style:paragraph-properties fo:margin-left="1.249cm" fo:margin-right="0cm" fo:text-indent="0cm" style:auto-text-indent="false"/>
      <style:text-properties style:font-name="Arial2" fo:font-size="12pt"/>
    </style:style>
    <style:style style:name="P51" style:family="paragraph" style:parent-style-name="Standard" style:list-style-name="L20">
      <style:paragraph-properties fo:margin-left="1.249cm" fo:margin-right="0cm" fo:text-indent="0cm" style:auto-text-indent="false"/>
      <style:text-properties style:font-name="Arial2" fo:font-size="12pt"/>
    </style:style>
    <style:style style:name="P52" style:family="paragraph" style:parent-style-name="Standard" style:list-style-name="L21">
      <style:paragraph-properties fo:margin-left="1.249cm" fo:margin-right="0cm" fo:text-indent="0cm" style:auto-text-indent="false"/>
      <style:text-properties style:font-name="Arial2" fo:font-size="12pt"/>
    </style:style>
    <style:style style:name="P53" style:family="paragraph" style:parent-style-name="Standard" style:list-style-name="L22">
      <style:paragraph-properties fo:margin-left="1.249cm" fo:margin-right="0cm" fo:text-indent="0cm" style:auto-text-indent="false"/>
      <style:text-properties style:font-name="Arial2" fo:font-size="12pt"/>
    </style:style>
    <style:style style:name="P54" style:family="paragraph" style:parent-style-name="Standard" style:list-style-name="L12">
      <style:paragraph-properties fo:margin-left="1.249cm" fo:margin-right="0cm" fo:text-indent="0cm" style:auto-text-indent="false"/>
      <style:text-properties style:font-name="Arial2"/>
    </style:style>
    <style:style style:name="P55" style:family="paragraph" style:parent-style-name="Standard" style:list-style-name="L13">
      <style:paragraph-properties fo:margin-left="1.249cm" fo:margin-right="0cm" fo:text-indent="0cm" style:auto-text-indent="false"/>
      <style:text-properties style:font-name="Arial2"/>
    </style:style>
    <style:style style:name="P56" style:family="paragraph" style:parent-style-name="Standard" style:list-style-name="L15">
      <style:paragraph-properties fo:margin-left="1.249cm" fo:margin-right="0cm" fo:text-indent="0cm" style:auto-text-indent="false"/>
      <style:text-properties style:font-name="Arial2"/>
    </style:style>
    <style:style style:name="P57" style:family="paragraph" style:parent-style-name="Standard" style:list-style-name="L18">
      <style:paragraph-properties fo:margin-left="1.249cm" fo:margin-right="0cm" fo:text-indent="0cm" style:auto-text-indent="false"/>
      <style:text-properties style:font-name="Arial2"/>
    </style:style>
    <style:style style:name="P58" style:family="paragraph" style:parent-style-name="Standard" style:list-style-name="L21">
      <style:paragraph-properties fo:margin-left="1.249cm" fo:margin-right="0cm" fo:text-indent="0cm" style:auto-text-indent="false"/>
      <style:text-properties style:font-name="Arial2"/>
    </style:style>
    <style:style style:name="P59" style:family="paragraph" style:parent-style-name="Standard" style:list-style-name="L22">
      <style:paragraph-properties fo:margin-left="1.249cm" fo:margin-right="0cm" fo:text-indent="0cm" style:auto-text-indent="false"/>
      <style:text-properties style:font-name="Arial2"/>
    </style:style>
    <style:style style:name="P60" style:family="paragraph" style:parent-style-name="Standard" style:list-style-name="L9">
      <style:paragraph-properties fo:margin-left="1.249cm" fo:margin-right="0cm" fo:text-indent="0cm" style:auto-text-indent="false"/>
    </style:style>
    <style:style style:name="P61" style:family="paragraph" style:parent-style-name="Standard" style:list-style-name="L12">
      <style:paragraph-properties fo:margin-left="1.249cm" fo:margin-right="0cm" fo:text-indent="0cm" style:auto-text-indent="false"/>
    </style:style>
    <style:style style:name="P62" style:family="paragraph" style:parent-style-name="Standard" style:list-style-name="L14">
      <style:paragraph-properties fo:margin-left="1.249cm" fo:margin-right="0cm" fo:text-indent="0cm" style:auto-text-indent="false"/>
    </style:style>
    <style:style style:name="P63" style:family="paragraph" style:parent-style-name="Standard" style:list-style-name="L16">
      <style:paragraph-properties fo:margin-left="1.249cm" fo:margin-right="0cm" fo:text-indent="0cm" style:auto-text-indent="false"/>
    </style:style>
    <style:style style:name="P64" style:family="paragraph" style:parent-style-name="Standard" style:list-style-name="L19">
      <style:paragraph-properties fo:margin-left="1.249cm" fo:margin-right="0cm" fo:text-indent="0cm" style:auto-text-indent="false"/>
    </style:style>
    <style:style style:name="P65" style:family="paragraph" style:parent-style-name="Text_20_body" style:list-style-name="L8">
      <style:paragraph-properties fo:margin-top="0cm" fo:margin-bottom="0cm"/>
      <style:text-properties fo:font-size="12pt" fo:language="fr" fo:country="FR" fo:background-color="transparent"/>
    </style:style>
    <style:style style:name="P66" style:family="paragraph" style:parent-style-name="Text_20_body" style:list-style-name="L8">
      <style:paragraph-properties fo:margin-top="0cm" fo:margin-bottom="0cm" fo:text-align="center" style:justify-single-word="false"/>
      <style:text-properties fo:font-size="12pt" fo:language="fr" fo:country="FR" fo:background-color="transparent"/>
    </style:style>
    <style:style style:name="P67" style:family="paragraph" style:parent-style-name="Heading_20_3">
      <style:paragraph-properties fo:margin-left="2.503cm" fo:margin-right="0cm" fo:text-indent="-1.249cm" style:auto-text-indent="false">
        <style:tab-stops/>
      </style:paragraph-properties>
    </style:style>
    <style:style style:name="P68" style:family="paragraph" style:parent-style-name="Heading_20_4">
      <style:paragraph-properties fo:margin-left="3.747cm" fo:margin-right="0cm" fo:text-indent="-1.249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2"/>
    </style:style>
    <style:style style:name="T4" style:family="text">
      <style:text-properties style:font-name="Arial2" fo:font-style="italic"/>
    </style:style>
    <style:style style:name="T5" style:family="text">
      <style:text-properties style:font-name="Arial2" style:text-underline-style="solid" style:text-underline-width="auto" style:text-underline-color="font-color" fo:font-weight="bold"/>
    </style:style>
    <style:style style:name="T6" style:family="text">
      <style:text-properties fo:color="#800000" fo:font-weight="bold"/>
    </style:style>
    <style:style style:name="T7" style:family="text">
      <style:text-properties fo:font-size="10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fo:font-style="italic"/>
    </style:style>
    <style:style style:name="T11"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2pt" fo:font-weight="bold"/>
    </style:style>
    <style:style style:name="T13" style:family="text">
      <style:text-properties fo:font-size="12pt" style:text-underline-style="none"/>
    </style:style>
    <style:style style:name="T14" style:family="text">
      <style:text-properties style:text-underline-style="none" fo:font-weight="bold"/>
    </style:style>
    <style:style style:name="T15" style:family="text">
      <style:text-properties style:text-underline-style="none" fo:font-weight="normal"/>
    </style:style>
    <style:style style:name="T16" style:family="text">
      <style:text-properties style:text-underline-style="solid" style:text-underline-width="auto" style:text-underline-color="font-color" fo:font-weight="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style>
    <style:style style:name="T22" style:family="text">
      <style:text-properties style:use-window-font-color="true" fo:font-style="italic" fo:font-weight="bold"/>
    </style:style>
    <style:style style:name="T23" style:family="text">
      <style:text-properties style:use-window-font-color="true" fo:font-size="12pt" fo:font-style="italic" style:text-underline-style="none" fo:font-weight="bold"/>
    </style:style>
    <style:style style:name="T24" style:family="text">
      <style:text-properties style:use-window-font-color="true"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__RefHeading__1420_1982987537" text:style-name="Internet_20_link" text:visited-style-name="Internet_20_link">11 - Gestion des Composants - Utilisation de LibEdit.</text:a></text:p>
          <text:p text:style-name="P37"><text:a xlink:type="simple" xlink:href="#__RefHeading__1422_1982987537" text:style-name="Internet_20_link" text:visited-style-name="Internet_20_link">11.1 - Généralités sur les librairies</text:a></text:p>
          <text:p text:style-name="P38"><text:a xlink:type="simple" xlink:href="#__RefHeading__1424_1982987537" text:style-name="Internet_20_link" text:visited-style-name="Internet_20_link">11.1.1 - <text:s/>Librairies :</text:a></text:p>
          <text:p text:style-name="P38"><text:a xlink:type="simple" xlink:href="#__RefHeading__1426_1982987537" text:style-name="Internet_20_link" text:visited-style-name="Internet_20_link">11.1.2 - Les menus de gestion</text:a></text:p>
          <text:p text:style-name="P37"><text:a xlink:type="simple" xlink:href="#__RefHeading__1428_1982987537" text:style-name="Internet_20_link" text:visited-style-name="Internet_20_link">11.2 - Généralités sur les composants</text:a></text:p>
          <text:p text:style-name="P37"><text:a xlink:type="simple" xlink:href="#__RefHeading__1430_1982987537" text:style-name="Internet_20_link" text:visited-style-name="Internet_20_link">11.3 - Accès aux composants pour édition</text:a></text:p>
          <text:p text:style-name="P38"><text:a xlink:type="simple" xlink:href="#__RefHeading__1432_1982987537" text:style-name="Internet_20_link" text:visited-style-name="Internet_20_link">11.3.1 - Toolbar principal</text:a></text:p>
          <text:p text:style-name="P38"><text:a xlink:type="simple" xlink:href="#__RefHeading__1434_1982987537" text:style-name="Internet_20_link" text:visited-style-name="Internet_20_link">11.3.2 - Sélection et maintenance d'une librairie</text:a></text:p>
          <text:p text:style-name="P38"><text:a xlink:type="simple" xlink:href="#__RefHeading__1436_1982987537" text:style-name="Internet_20_link" text:visited-style-name="Internet_20_link">11.3.3 - Sélection et sauvegarde d'un composant</text:a></text:p>
          <text:p text:style-name="P39"><text:a xlink:type="simple" xlink:href="#__RefHeading__1438_1982987537" text:style-name="Internet_20_link" text:visited-style-name="Internet_20_link">11.3.3.1 - <text:s/>Sélection</text:a></text:p>
          <text:p text:style-name="P39"><text:a xlink:type="simple" xlink:href="#__RefHeading__1440_1982987537" text:style-name="Internet_20_link" text:visited-style-name="Internet_20_link">11.3.3.2 - Sauvegarde</text:a></text:p>
          <text:p text:style-name="P39"><text:a xlink:type="simple" xlink:href="#__RefHeading__1442_1982987537" text:style-name="Internet_20_link" text:visited-style-name="Internet_20_link">11.3.3.3 - <text:s/>Transfert dans une autre librairie</text:a></text:p>
          <text:p text:style-name="P39"><text:a xlink:type="simple" xlink:href="#__RefHeading__1444_1982987537" text:style-name="Internet_20_link" text:visited-style-name="Internet_20_link">11.3.3.4 - Annulation d'une édition de composant</text:a></text:p>
          <text:p text:style-name="P37"><text:a xlink:type="simple" xlink:href="#__RefHeading__1446_1982987537" text:style-name="Internet_20_link" text:visited-style-name="Internet_20_link">11.4 - Création d'un composant</text:a></text:p>
          <text:p text:style-name="P38"><text:a xlink:type="simple" xlink:href="#__RefHeading__1448_1982987537" text:style-name="Internet_20_link" text:visited-style-name="Internet_20_link">11.4.1 - Création d'un nouveau composant</text:a></text:p>
          <text:p text:style-name="P38"><text:a xlink:type="simple" xlink:href="#__RefHeading__1450_1982987537" text:style-name="Internet_20_link" text:visited-style-name="Internet_20_link">11.4.2 - Création à partir d'un autre composant</text:a></text:p>
          <text:p text:style-name="P38"><text:a xlink:type="simple" xlink:href="#__RefHeading__1452_1982987537" text:style-name="Internet_20_link" text:visited-style-name="Internet_20_link">11.4.3 - Édition des caractéristiques générales</text:a></text:p>
          <text:p text:style-name="P38"><text:a xlink:type="simple" xlink:href="#__RefHeading__1454_1982987537" text:style-name="Internet_20_link" text:visited-style-name="Internet_20_link">11.4.4 - Sélection de l'unité et de la représentation</text:a></text:p>
          <text:p text:style-name="P37"><text:a xlink:type="simple" xlink:href="#__RefHeading__1456_1982987537" text:style-name="Internet_20_link" text:visited-style-name="Internet_20_link">11.5 - Édition du graphisme</text:a></text:p>
          <text:p text:style-name="P38"><text:a xlink:type="simple" xlink:href="#__RefHeading__1458_1982987537" text:style-name="Internet_20_link" text:visited-style-name="Internet_20_link">11.5.1 - Options d'appartenance des éléments graphiques</text:a></text:p>
          <text:p text:style-name="P38"><text:a xlink:type="simple" xlink:href="#__RefHeading__1460_1982987537" text:style-name="Internet_20_link" text:visited-style-name="Internet_20_link">11.5.2 - Les éléments graphiques géométriques</text:a></text:p>
          <text:p text:style-name="P38"><text:a xlink:type="simple" xlink:href="#__RefHeading__1462_1982987537" text:style-name="Internet_20_link" text:visited-style-name="Internet_20_link">11.5.3 - Les éléments graphiques type textes</text:a></text:p>
          <text:p text:style-name="P37"><text:a xlink:type="simple" xlink:href="#__RefHeading__1464_1982987537" text:style-name="Internet_20_link" text:visited-style-name="Internet_20_link">11.6 - Création et édition des pins</text:a></text:p>
          <text:p text:style-name="P38"><text:a xlink:type="simple" xlink:href="#__RefHeading__1466_1982987537" text:style-name="Internet_20_link" text:visited-style-name="Internet_20_link">11.6.1 - Notions générales sur les pins</text:a></text:p>
          <text:p text:style-name="P38"><text:a xlink:type="simple" xlink:href="#__RefHeading__1468_1982987537" text:style-name="Internet_20_link" text:visited-style-name="Internet_20_link">11.6.2 - Boîtiers à parts multiples et double représentation</text:a></text:p>
          <text:p text:style-name="P38"><text:a xlink:type="simple" xlink:href="#__RefHeading__1470_1982987537" text:style-name="Internet_20_link" text:visited-style-name="Internet_20_link">11.6.3 - Pins : option de base</text:a></text:p>
          <text:p text:style-name="P38"><text:a xlink:type="simple" xlink:href="#__RefHeading__1472_1982987537" text:style-name="Internet_20_link" text:visited-style-name="Internet_20_link">11.6.4 - Pins : Définition des caractéristiques</text:a></text:p>
          <text:p text:style-name="P38"><text:a xlink:type="simple" xlink:href="#__RefHeading__1474_1982987537" text:style-name="Internet_20_link" text:visited-style-name="Internet_20_link">11.6.5 - Formes des pins</text:a></text:p>
          <text:p text:style-name="P38"><text:a xlink:type="simple" xlink:href="#__RefHeading__1476_1982987537" text:style-name="Internet_20_link" text:visited-style-name="Internet_20_link">11.6.6 - Type électrique des pins</text:a></text:p>
          <text:p text:style-name="P38"><text:a xlink:type="simple" xlink:href="#__RefHeading__1478_1982987537" text:style-name="Internet_20_link" text:visited-style-name="Internet_20_link">11.6.7 - Modifications globales des pins</text:a></text:p>
          <text:p text:style-name="P38"><text:a xlink:type="simple" xlink:href="#__RefHeading__1480_1982987537" text:style-name="Internet_20_link" text:visited-style-name="Internet_20_link">11.6.8 - Pins pour parts multiples et doubles représentations</text:a></text:p>
          <text:p text:style-name="P37"><text:a xlink:type="simple" xlink:href="#__RefHeading__1482_1982987537" text:style-name="Internet_20_link" text:visited-style-name="Internet_20_link">11.7 - Édition des champs</text:a></text:p>
          <text:p text:style-name="P37"><text:a xlink:type="simple" xlink:href="#__RefHeading__1484_1982987537" text:style-name="Internet_20_link" text:visited-style-name="Internet_20_link">11.8 - Création des symboles d'alimentation</text:a></text:p>
        </text:index-body>
      </text:table-of-content>
      <text:p text:style-name="Standard"/>
      <text:h text:style-name="Heading_20_1" text:outline-level="1"><text:bookmark text:name="__RefHeading__1420_1982987537"/>Gestion des Composants - Utilisation de LibEdit.<text:bookmark-end text:name="__RefHeading__1420_1982987537"/></text:h>
      <text:h text:style-name="Heading_20_2" text:outline-level="2"><text:bookmark text:name="__RefHeading__1422_1982987537"/>Généralités sur les librairies<text:bookmark-end text:name="__RefHeading__1422_1982987537"/></text:h>
      <text:h text:style-name="Heading_20_3" text:outline-level="3"><text:bookmark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7" text:outline-level="3"><text:bookmark text:name="__RefHeading__1426_1982987537"/><text:soft-page-break/>Les menus de gestion<text:bookmark-end text:name="__RefHeading__1426_1982987537"/></text:h>
      <text:p text:style-name="P3">Il y a deux menus de gestion des librairies :</text:p>
      <text:list xml:id="list40303146" text:style-name="L1">
        <text:list-item>
          <text:p text:style-name="P44"><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4"><draw:image xlink:href="Pictures/100000000000002400000023C03F2AE4.png" xlink:type="simple" xlink:show="embed" xlink:actuate="onLoad"/></draw:frame>.</text:p>
        </text:list-item>
        <text:list-item>
          <text:p text:style-name="P44"><text:span text:style-name="T1">LibEdit</text:span> qui est le vrai menu de gestion des librairies et des composants.<text:line-break/>Accès à ce menu par l'icône <draw:frame draw:style-name="fr1" draw:name="images4" text:anchor-type="as-char" svg:width="0.93cm" svg:height="0.981cm" draw:z-index="5"><draw:image xlink:href="Pictures/100000000000002300000025F2BC99A5.png" xlink:type="simple" xlink:show="embed" xlink:actuate="onLoad"/></draw:frame>.</text:p>
        </text:list-item>
      </text:list>
      <text:h text:style-name="Heading_20_2" text:outline-level="2"><text:bookmark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40297429" text:style-name="L2">
        <text:list-item>
          <text:p text:style-name="P45">De sa représentation graphique (lignes, cercles, textes).</text:p>
        </text:list-item>
        <text:list-item>
          <text:p text:style-name="P45">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5">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8"><text:span text:style-name="T5">Construire un composant c'est</text:span><text:span text:style-name="T3">:</text:span></text:p>
      <text:list xml:id="list40312542" text:style-name="L3">
        <text:list-item>
          <text:p text:style-name="P46">Définir des propriétés générales :<text:line-break/>- a t'il des parts multiples, et combien.<text:line-break/>- a t'il une double représentation (dite de Morgan, et dans Eeschema appelée représentation normale et convertie).</text:p>
        </text:list-item>
        <text:list-item>
          <text:p text:style-name="P46">Tracer son graphisme (hormis les pins) à l'aide de lignes, rectangles, cercles, polygones et textes.</text:p>
        </text:list-item>
        <text:list-item>
          <text:p text:style-name="P46">Ajouter les pins, en ayant soin de bien définir non seulement le graphisme, nom et le numéro de pin, mais aussi ses propriétés électriques (entrée, sortie, 3 états, alimentations...).</text:p>
        </text:list-item>
        <text:list-item>
          <text:p text:style-name="P46">Ajouter des alias si d'autres composants lui sont identiques en représentation graphique et en brochage (ou en supprimer s'il y a création par copie d'un autre composant).</text:p>
        </text:list-item>
        <text:list-item>
          <text:p text:style-name="P46">Ajouter éventuellement des champs (essentiellement, mais c'est facultatif, le nom du module pour le logiciel de circuits imprimés) et / ou définir leur visibilité.</text:p>
        </text:list-item>
        <text:list-item>
          <text:p text:style-name="P46">Le documenter.</text:p>
        </text:list-item>
        <text:list-item>
          <text:p text:style-name="P46">Le sauver dans la librairie de son choix.</text:p>
        </text:list-item>
      </text:list>
      <text:h text:style-name="Heading_20_2" text:outline-level="2"><text:bookmark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6"><draw:image xlink:href="Pictures/100000000000002300000025F2BC99A5.png" xlink:type="simple" xlink:show="embed" xlink:actuate="onLoad"/></draw:frame> pour ouvrir <text:span text:style-name="T22">Libedit</text:span><text:span text:style-name="T21">,</text:span> la fenêtre d'édition de composants et gestion des librairies.</text:p>
      <text:p text:style-name="P33"><text:soft-page-break/>Libedit se présente comme suit:</text:p>
      <text:p text:style-name="P4"><draw:frame draw:style-name="fr1" draw:name="Image1" text:anchor-type="as-char" svg:width="19.001cm" svg:height="15.85cm" draw:z-index="0"><draw:image xlink:href="Pictures/100000000000034700000257E0CA14B0.png" xlink:type="simple" xlink:show="embed" xlink:actuate="onLoad"/></draw:frame></text:p>
      <text:h text:style-name="P67" text:outline-level="3"><text:bookmark text:name="__RefHeading__1432_1982987537"/>Toolbar principal<text:bookmark-end text:name="__RefHeading__1432_1982987537"/></text:h>
      <text:p text:style-name="P10"/>
      <text:p text:style-name="P11"><draw:frame draw:style-name="fr1" draw:name="Image2" text:anchor-type="as-char" svg:width="19.001cm" svg:height="0.956cm" draw:z-index="1"><draw:image xlink:href="Pictures/100000000000040000000027C376CA0E.png" xlink:type="simple" xlink:show="embed" xlink:actuate="onLoad"/></draw:frame></text:p>
      <text:p text:style-name="P12"/>
      <table:table table:name="Tableau1" table:style-name="Tableau1">
        <table:table-column table:style-name="Tableau1.A"/>
        <table:table-column table:style-name="Tableau1.B"/>
        <table:table-row>
          <table:table-cell table:style-name="Tableau1.A1" office:value-type="string">
            <text:p text:style-name="P13"><draw:frame draw:style-name="fr1" draw:name="Image28" text:anchor-type="as-char" svg:width="0.981cm" svg:height="1.011cm" draw:z-index="7"><draw:image xlink:href="Pictures/10000000000000250000002676E54D77.png" xlink:type="simple" xlink:show="embed" xlink:actuate="onLoad"/></draw:frame></text:p>
          </table:table-cell>
          <table:table-cell table:style-name="Tableau1.B1" office:value-type="string">
            <text:p text:style-name="P13">Sauver la librairie courante sur disque</text:p>
          </table:table-cell>
        </table:table-row>
        <table:table-row>
          <table:table-cell table:style-name="Tableau1.A2" office:value-type="string">
            <text:p text:style-name="P13"><draw:frame draw:style-name="fr1" draw:name="Image10" text:anchor-type="as-char" svg:width="0.93cm" svg:height="1.011cm" draw:z-index="8"><draw:image xlink:href="Pictures/1000000000000023000000267175E5CC.png" xlink:type="simple" xlink:show="embed" xlink:actuate="onLoad"/></draw:frame></text:p>
          </table:table-cell>
          <table:table-cell table:style-name="Tableau1.B2" office:value-type="string">
            <text:p text:style-name="P13">Sélection de la librairie courante</text:p>
          </table:table-cell>
        </table:table-row>
        <table:table-row>
          <table:table-cell table:style-name="Tableau1.A2" office:value-type="string">
            <text:p text:style-name="P13"><draw:frame draw:style-name="fr1" draw:name="Image11" text:anchor-type="as-char" svg:width="0.85cm" svg:height="1.011cm" draw:z-index="9"><draw:image xlink:href="Pictures/10000000000000200000002631A50785.png" xlink:type="simple" xlink:show="embed" xlink:actuate="onLoad"/></draw:frame></text:p>
          </table:table-cell>
          <table:table-cell table:style-name="Tableau1.B2" office:value-type="string">
            <text:p text:style-name="P13">Effacer un composant dans la librairie courante</text:p>
          </table:table-cell>
        </table:table-row>
        <table:table-row>
          <table:table-cell table:style-name="Tableau1.A2" office:value-type="string">
            <text:p text:style-name="P13"><draw:frame draw:style-name="fr1" draw:name="Image16" text:anchor-type="as-char" svg:width="0.9cm" svg:height="1.011cm" draw:z-index="10"><draw:image xlink:href="Pictures/100000000000002200000026F685E021.png" xlink:type="simple" xlink:show="embed" xlink:actuate="onLoad"/></draw:frame></text:p>
          </table:table-cell>
          <table:table-cell table:style-name="Tableau1.B2" office:value-type="string">
            <text:p text:style-name="P13">Créer un nouveau composant</text:p>
          </table:table-cell>
        </table:table-row>
        <text:soft-page-break/>
        <table:table-row>
          <table:table-cell table:style-name="Tableau1.A2" office:value-type="string">
            <text:p text:style-name="P13"><draw:frame draw:style-name="fr1" draw:name="Image15" text:anchor-type="as-char" svg:width="0.9cm" svg:height="1.011cm" draw:z-index="11"><draw:image xlink:href="Pictures/100000000000002200000026825107A5.png" xlink:type="simple" xlink:show="embed" xlink:actuate="onLoad"/></draw:frame></text:p>
          </table:table-cell>
          <table:table-cell table:style-name="Tableau1.B2" office:value-type="string">
            <text:p text:style-name="P13">Charger un composant de la librairie courante pour édition</text:p>
          </table:table-cell>
        </table:table-row>
        <table:table-row>
          <table:table-cell table:style-name="Tableau1.A2" office:value-type="string">
            <text:p text:style-name="P13"><draw:frame draw:style-name="fr1" draw:name="images12" text:anchor-type="as-char" svg:width="0.9cm" svg:height="1.011cm" draw:z-index="12"><draw:image xlink:href="Pictures/100000000000002200000026644D67D9.png" xlink:type="simple" xlink:show="embed" xlink:actuate="onLoad"/></draw:frame></text:p>
          </table:table-cell>
          <table:table-cell table:style-name="Tableau1.B2" office:value-type="string">
            <text:p text:style-name="P13">Créer un nouveau composant à partir du composant courant</text:p>
          </table:table-cell>
        </table:table-row>
        <table:table-row>
          <table:table-cell table:style-name="Tableau1.A2" office:value-type="string">
            <text:p text:style-name="P13"><draw:frame draw:style-name="fr1" draw:name="Image13" text:anchor-type="as-char" svg:width="0.87cm" svg:height="1.011cm" draw:z-index="13"><draw:image xlink:href="Pictures/100000000000002100000026AF231E81.png" xlink:type="simple" xlink:show="embed" xlink:actuate="onLoad"/></draw:frame></text:p>
          </table:table-cell>
          <table:table-cell table:style-name="Tableau1.B2" office:value-type="string">
            <text:p text:style-name="P13">Sauver le composant édité dans la librairie courante en mémoire.</text:p>
            <text:p text:style-name="P13">Le fichier librairie sur disque n'est pas modifié.</text:p>
          </table:table-cell>
        </table:table-row>
        <table:table-row>
          <table:table-cell table:style-name="Tableau1.A2" office:value-type="string">
            <text:p text:style-name="P13"><draw:frame draw:style-name="fr1" draw:name="Image9" text:anchor-type="as-char" svg:width="0.9cm" svg:height="1.011cm" draw:z-index="14"><draw:image xlink:href="Pictures/10000000000000220000002619461B92.png" xlink:type="simple" xlink:show="embed" xlink:actuate="onLoad"/></draw:frame></text:p>
          </table:table-cell>
          <table:table-cell table:style-name="Tableau1.B2" office:value-type="string">
            <text:p text:style-name="P13">Importer un seul composant.</text:p>
          </table:table-cell>
        </table:table-row>
        <table:table-row>
          <table:table-cell table:style-name="Tableau1.A2" office:value-type="string">
            <text:p text:style-name="P13"><draw:frame draw:style-name="fr1" draw:name="Image12" text:anchor-type="as-char" svg:width="0.82cm" svg:height="1.011cm" draw:z-index="15"><draw:image xlink:href="Pictures/100000000000001F000000260197FE05.png" xlink:type="simple" xlink:show="embed" xlink:actuate="onLoad"/></draw:frame></text:p>
          </table:table-cell>
          <table:table-cell table:style-name="Tableau1.B2" office:value-type="string">
            <text:p text:style-name="P13">Exporter le composant édité.</text:p>
          </table:table-cell>
        </table:table-row>
        <table:table-row>
          <table:table-cell table:style-name="Tableau1.A2" office:value-type="string">
            <text:p text:style-name="P13"><draw:frame draw:style-name="fr1" draw:name="Image14" text:anchor-type="as-char" svg:width="0.981cm" svg:height="1.011cm" draw:z-index="16"><draw:image xlink:href="Pictures/10000000000000250000002679EB96C5.png" xlink:type="simple" xlink:show="embed" xlink:actuate="onLoad"/></draw:frame></text:p>
          </table:table-cell>
          <table:table-cell table:style-name="Tableau1.B2" office:value-type="string">
            <text:p text:style-name="P13">Créer une nouvelle librairie et y sauver le composant.</text:p>
          </table:table-cell>
        </table:table-row>
        <table:table-row>
          <table:table-cell table:style-name="Tableau1.A2" office:value-type="string">
            <text:p text:style-name="P13"><draw:frame draw:style-name="fr1" draw:name="images11" text:anchor-type="as-char" svg:width="1.829cm" svg:height="1.011cm" draw:z-index="17"><draw:image xlink:href="Pictures/10000000000000450000002603D336F2.png" xlink:type="simple" xlink:show="embed" xlink:actuate="onLoad"/></draw:frame></text:p>
          </table:table-cell>
          <table:table-cell table:style-name="Tableau1.B2" office:value-type="string">
            <text:p text:style-name="P13">Commandes Défaire / Refaire</text:p>
          </table:table-cell>
        </table:table-row>
        <table:table-row>
          <table:table-cell table:style-name="Tableau1.A2" office:value-type="string">
            <text:p text:style-name="P13"><draw:frame draw:style-name="fr1" draw:name="Image17" text:anchor-type="as-char" svg:width="1.03cm" svg:height="1.011cm" draw:z-index="18"><draw:image xlink:href="Pictures/10000000000000270000002682890866.png" xlink:type="simple" xlink:show="embed" xlink:actuate="onLoad"/></draw:frame></text:p>
          </table:table-cell>
          <table:table-cell table:style-name="Tableau1.B2" office:value-type="string">
            <text:p text:style-name="P13">Éditer les propriétés du composant.</text:p>
          </table:table-cell>
        </table:table-row>
        <table:table-row>
          <table:table-cell table:style-name="Tableau1.A2" office:value-type="string">
            <text:p text:style-name="P13"><draw:frame draw:style-name="fr1" draw:name="images1" text:anchor-type="as-char" svg:width="0.951cm" svg:height="1.011cm" draw:z-index="19"><draw:image xlink:href="Pictures/10000000000000240000002612FF054A.png" xlink:type="simple" xlink:show="embed" xlink:actuate="onLoad"/></draw:frame></text:p>
          </table:table-cell>
          <table:table-cell table:style-name="Tableau1.B2" office:value-type="string">
            <text:p text:style-name="P13">Éditer les champs du composant:</text:p>
            <text:p text:style-name="P13">Référence, valeur/nom en librairie et champs optionnels</text:p>
          </table:table-cell>
        </table:table-row>
        <table:table-row>
          <table:table-cell table:style-name="Tableau1.A2" office:value-type="string">
            <text:p text:style-name="P13"><draw:frame draw:style-name="fr1" draw:name="images16" text:anchor-type="as-char" svg:width="0.979cm" svg:height="1.005cm" draw:z-index="27"><draw:image xlink:href="Pictures/100000000000002500000026BE39A4B5.png" xlink:type="simple" xlink:show="embed" xlink:actuate="onLoad"/></draw:frame></text:p>
          </table:table-cell>
          <table:table-cell table:style-name="Tableau1.B2" office:value-type="string">
            <text:p text:style-name="P13">Test pour pins dupliquées ou superposées.</text:p>
          </table:table-cell>
        </table:table-row>
        <table:table-row>
          <table:table-cell table:style-name="Tableau1.A2" office:value-type="string">
            <text:p text:style-name="P13"><draw:frame draw:style-name="fr1" draw:name="Image20" text:anchor-type="as-char" svg:width="1.799cm" svg:height="1.011cm" draw:z-index="20"><draw:image xlink:href="Pictures/1000000000000044000000265AFA759D.png" xlink:type="simple" xlink:show="embed" xlink:actuate="onLoad"/></draw:frame></text:p>
          </table:table-cell>
          <table:table-cell table:style-name="Tableau1.B2" office:value-type="string">
            <text:p text:style-name="P13">Afficher représentation normale ou convertie (De Morgan)</text:p>
          </table:table-cell>
        </table:table-row>
        <table:table-row>
          <table:table-cell table:style-name="Tableau1.A2" office:value-type="string">
            <text:p text:style-name="P13"><draw:frame draw:style-name="fr1" draw:name="Image21" text:anchor-type="as-char" svg:width="0.93cm" svg:height="1.011cm" draw:z-index="21"><draw:image xlink:href="Pictures/100000000000002300000026BC7C38AC.png" xlink:type="simple" xlink:show="embed" xlink:actuate="onLoad"/></draw:frame></text:p>
          </table:table-cell>
          <table:table-cell table:style-name="Tableau1.B2" office:value-type="string">
            <text:p text:style-name="P13">Afficher fichier de documentation associé (s'il existe)</text:p>
          </table:table-cell>
        </table:table-row>
        <table:table-row>
          <table:table-cell table:style-name="Tableau1.A2" office:value-type="string">
            <text:p text:style-name="P13"><draw:frame draw:style-name="fr2" draw:name="Image22" text:anchor-type="as-char" svg:y="-0.45cm" svg:width="3.23cm" svg:height="1.011cm" draw:z-index="22"><draw:image xlink:href="Pictures/100000000000007A0000002651F79CA5.png" xlink:type="simple" xlink:show="embed" xlink:actuate="onLoad"/></draw:frame></text:p>
          </table:table-cell>
          <table:table-cell table:style-name="Tableau1.B2" office:value-type="string">
            <text:p text:style-name="P13">Sélection part (dans les composants multi parts)</text:p>
          </table:table-cell>
        </table:table-row>
        <table:table-row>
          <table:table-cell table:style-name="Tableau1.A2" office:value-type="string">
            <text:p text:style-name="P13"><draw:frame draw:style-name="fr1" draw:name="Image24" text:anchor-type="as-char" svg:width="3.23cm" svg:height="1.011cm" draw:z-index="23"><draw:image xlink:href="Pictures/100000000000007A00000026D48F1971.png" xlink:type="simple" xlink:show="embed" xlink:actuate="onLoad"/></draw:frame></text:p>
          </table:table-cell>
          <table:table-cell table:style-name="Tableau1.B2" office:value-type="string">
            <text:p text:style-name="P13">Sélection alias (pour les composants avec alias)</text:p>
          </table:table-cell>
        </table:table-row>
        <table:table-row>
          <table:table-cell table:style-name="Tableau1.A2" office:value-type="string">
            <text:p text:style-name="P13"><draw:frame draw:style-name="fr1" draw:name="Image23" text:anchor-type="as-char" svg:width="0.981cm" svg:height="1.011cm" draw:z-index="26"><draw:image xlink:href="Pictures/10000000000000250000002601CBA728.png" xlink:type="simple" xlink:show="embed" xlink:actuate="onLoad"/></draw:frame></text:p>
          </table:table-cell>
          <table:table-cell table:style-name="Tableau1.B2" office:value-type="string">
            <text:p text:style-name="P13">Édition des pins: édition indépendante pour les pins des parts et représentation De Morgan</text:p>
          </table:table-cell>
        </table:table-row>
      </table:table>
      <text:p text:style-name="P12"/>
      <text:h text:style-name="P67" text:outline-level="3"><text:bookmark text:name="__RefHeading__1434_1982987537"/>Sélection et maintenance d'une librairie<text:bookmark-end text:name="__RefHeading__1434_1982987537"/></text:h>
      <text:p text:style-name="Standard"><text:span text:style-name="T7">L</text:span><text:span text:style-name="T8">a sélection de la librairie courante est possible grâce à l'icône </text:span><text:span text:style-name="T8"><draw:frame draw:style-name="fr1" draw:name="images18" text:anchor-type="as-char" svg:width="0.93cm" svg:height="1.011cm" draw:z-index="28"><draw:image xlink:href="Pictures/1000000000000023000000267175E5CC.png" xlink:type="simple" xlink:show="embed" xlink:actuate="onLoad"/></draw:frame></text:span><text:span text:style-name="T8">,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9">Remarque:</text:p>
      <text:p text:style-name="P3">Pour qu'une librairie soit disponible, il faut qu'elle ait été chargée par Eeschema auparavant.</text:p>
      <text:p text:style-name="P6">La librairie courante peut être sauvegardée sur disque après modification, par <draw:frame draw:style-name="fr1" draw:name="images17" text:anchor-type="as-char" svg:width="0.981cm" svg:height="1.011cm" draw:z-index="30"><draw:image xlink:href="Pictures/10000000000000250000002676E54D77.png" xlink:type="simple" xlink:show="embed" xlink:actuate="onLoad"/></draw:frame>.</text:p>
      <text:p text:style-name="P6">Un composant peut être supprimé de cette librairie par <draw:frame draw:style-name="fr1" draw:name="images24" text:anchor-type="as-char" svg:width="0.85cm" svg:height="1.011cm" draw:z-index="31"><draw:image xlink:href="Pictures/10000000000000200000002631A50785.png" xlink:type="simple" xlink:show="embed" xlink:actuate="onLoad"/></draw:frame></text:p>
      <text:h text:style-name="P67" text:outline-level="3"><text:bookmark text:name="__RefHeading__1436_1982987537"/><text:soft-page-break/>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68" text:outline-level="4"><text:bookmark text:name="__RefHeading__1438_1982987537"/><text:s/>Sélection<text:bookmark-end text:name="__RefHeading__1438_1982987537"/></text:h>
      <text:p text:style-name="P6">L'icône <draw:frame draw:style-name="fr1" draw:name="images2" text:anchor-type="as-char" svg:width="0.9cm" svg:height="1.011cm" draw:z-index="50"><draw:image xlink:href="Pictures/100000000000002200000026825107A5.png" xlink:type="simple" xlink:show="embed" xlink:actuate="onLoad"/></draw:frame> affiche la liste des composants disponibles, pour sélection et chargement du composant voulu.</text:p>
      <text:p text:style-name="P19">Remarque 1 :</text:p>
      <text:p text:style-name="P6">Si l'on sélectionne un <text:span text:style-name="T1">alias</text:span> d'un composant, c'est le <text:span text:style-name="T1">composant principal</text:span> qui sera chargé (Eeschema affiche toujours le nom du composant réellement chargé).</text:p>
      <text:list xml:id="list40302247" text:style-name="L4">
        <text:list-item>
          <text:p text:style-name="P47">La liste des alias d'un composant est toujours chargée avec ce composant, et elle peut donc être éditée.</text:p>
        </text:list-item>
        <text:list-item>
          <text:p text:style-name="P47"><text:span text:style-name="T8">Lorsque l'on veut éditer plus particulièrement un </text:span><text:span text:style-name="T23">alias</text:span><text:span text:style-name="T13">,</text:span><text:span text:style-name="T8"> cet alias doit être sélectionné dans la fenêtre du toolbar: <text:s/></text:span><text:span text:style-name="T8"><draw:frame draw:style-name="fr1" draw:name="Image4" text:anchor-type="as-char" svg:width="4.791cm" svg:height="0.66cm" draw:z-index="29"><draw:image xlink:href="Pictures/20000007000012B600000296989CB4B5.svm" xlink:type="simple" xlink:show="embed" xlink:actuate="onLoad"/></draw:frame></text:span></text:p>
        </text:list-item>
        <text:list-item>
          <text:p text:style-name="P47"><text:span text:style-name="T22">Le premier élément de la liste est le composant racine</text:span><text:span text:style-name="T21">.</text:span></text:p>
        </text:list-item>
      </text:list>
      <text:p text:style-name="P21">Remarque 2 :</text:p>
      <text:p text:style-name="P6">Alternativement, la commande <text:span text:style-name="T14">Import</text:span> (<draw:frame draw:style-name="fr1" draw:name="images19" text:anchor-type="as-char" svg:width="0.9cm" svg:height="1.011cm" draw:z-index="51"><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52"><draw:image xlink:href="Pictures/100000000000001F000000260197FE05.png" xlink:type="simple" xlink:show="embed" xlink:actuate="onLoad"/></draw:frame>).</text:p>
      <text:h text:style-name="P68" text:outline-level="4"><text:bookmark text:name="__RefHeading__1440_1982987537"/>Sauvegarde<text:bookmark-end text:name="__RefHeading__1440_1982987537"/></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4">U</text:span><text:span text:style-name="T1">pdate</text:span> (<draw:frame draw:style-name="fr1" draw:name="images21" text:anchor-type="as-char" svg:width="0.87cm" svg:height="1.011cm" draw:z-index="54"><draw:image xlink:href="Pictures/100000000000002100000026AF231E81.png"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1" draw:name="images22" text:anchor-type="as-char" svg:width="0.981cm" svg:height="1.011cm" draw:z-index="55"><draw:image xlink:href="Pictures/10000000000000250000002676E54D77.png" xlink:type="simple" xlink:show="embed" xlink:actuate="onLoad"/></draw:frame> qui modifiera le fichier librairie sur disque.</text:p>
      <text:p text:style-name="P6">Si l'on veut créer une nouvelle librairie pour y placer ce composant, utiliser la commande <text:span text:style-name="T14">NewLib</text:span> <draw:frame draw:style-name="fr1" draw:name="images23" text:anchor-type="as-char" svg:width="0.981cm" svg:height="1.011cm" draw:z-index="56"><draw:image xlink:href="Pictures/10000000000000250000002679EB96C5.png" xlink:type="simple" xlink:show="embed" xlink:actuate="onLoad"/></draw:frame></text:p>
      <text:p text:style-name="P6">Le nom de la nouvelle librairie à créer sera demandé.</text:p>
      <text:p text:style-name="P20">Remarque:</text:p>
      <text:p text:style-name="P3"><text:span text:style-name="T17">Si l'on veut pouvoir y accéder, ne pas oublier de l'ajouter à la liste des librairies à charger par Eeschema (voir configuration de Eeschema)</text:span>.</text:p>
      <text:p text:style-name="P6">Enfin on peut utiliser la commande <text:span text:style-name="T14">Export</text:span> (<draw:frame draw:style-name="fr1" draw:name="images25" text:anchor-type="as-char" svg:width="0.82cm" svg:height="1.011cm" draw:z-index="57"><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68" text:outline-level="4"><text:bookmark text:name="__RefHeading__1442_1982987537"/><text:soft-page-break/><text:s/>Transfert dans une autre librairie<text:bookmark-end text:name="__RefHeading__1442_1982987537"/></text:h>
      <text:p text:style-name="Standard">On peut très facilement copier un composant d'une librairie source à une librairie destination grâce aux commandes suivantes :</text:p>
      <text:list xml:id="list40321528" text:style-name="L5">
        <text:list-item>
          <text:p text:style-name="P48">Sélectionner la librairie source comme librairie courante <draw:frame draw:style-name="fr1" draw:name="images28" text:anchor-type="as-char" svg:width="0.93cm" svg:height="1.011cm" draw:z-index="58"><draw:image xlink:href="Pictures/1000000000000023000000267175E5CC.png" xlink:type="simple" xlink:show="embed" xlink:actuate="onLoad"/></draw:frame>.</text:p>
        </text:list-item>
        <text:list-item>
          <text:p text:style-name="P48">Charger le composant à transférer <draw:frame draw:style-name="fr1" draw:name="images13" text:anchor-type="as-char" svg:width="0.9cm" svg:height="1.011cm" draw:z-index="59"><draw:image xlink:href="Pictures/100000000000002200000026825107A5.png" xlink:type="simple" xlink:show="embed" xlink:actuate="onLoad"/></draw:frame>.</text:p>
        </text:list-item>
        <text:list-item>
          <text:p text:style-name="P48">Sélectionner la librairie destination comme librairie courante. <draw:frame draw:style-name="fr1" draw:name="images29" text:anchor-type="as-char" svg:width="0.93cm" svg:height="1.011cm" draw:z-index="60"><draw:image xlink:href="Pictures/1000000000000023000000267175E5CC.png" xlink:type="simple" xlink:show="embed" xlink:actuate="onLoad"/></draw:frame>.</text:p>
        </text:list-item>
        <text:list-item>
          <text:p text:style-name="P48">Sauver le composant en mémoire <draw:frame draw:style-name="fr1" draw:name="images26" text:anchor-type="as-char" svg:width="0.87cm" svg:height="1.011cm" draw:z-index="61"><draw:image xlink:href="Pictures/100000000000002100000026AF231E81.png" xlink:type="simple" xlink:show="embed" xlink:actuate="onLoad"/></draw:frame>.</text:p>
        </text:list-item>
        <text:list-item>
          <text:p text:style-name="P48">Sauver la librairie ainsi modifiée <draw:frame draw:style-name="fr1" draw:name="images27" text:anchor-type="as-char" svg:width="0.981cm" svg:height="1.011cm" draw:z-index="62"><draw:image xlink:href="Pictures/10000000000000250000002676E54D77.png" xlink:type="simple" xlink:show="embed" xlink:actuate="onLoad"/></draw:frame>.</text:p>
        </text:list-item>
      </text:list>
      <text:h text:style-name="P68" text:outline-level="4"><text:bookmark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 text:name="__RefHeading__1446_1982987537"/>Création d'un composant<text:bookmark-end text:name="__RefHeading__1446_1982987537"/></text:h>
      <text:h text:style-name="P67" text:outline-level="3"><text:bookmark text:name="__RefHeading__1448_1982987537"/>Création d'un nouveau composant<text:bookmark-end text:name="__RefHeading__1448_1982987537"/></text:h>
      <text:p text:style-name="P6">Un nouveau composant peut être créé par la commande <text:span text:style-name="T14">NewPart</text:span><text:span text:style-name="T15"> (</text:span><text:span text:style-name="T15"><draw:frame draw:style-name="fr1" draw:name="images14" text:anchor-type="as-char" svg:width="0.9cm" svg:height="1.011cm" draw:z-index="63"><draw:image xlink:href="Pictures/100000000000002200000026F685E021.png" xlink:type="simple" xlink:show="embed" xlink:actuate="onLoad"/></draw:frame></text:span><text:span text:style-name="T15">)</text:span><text:span text:style-name="T18">.</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outes ces données peuvent être changées par la suite, mais il est préférable de les fixer au début de la construction du composant.</text:p>
      <text:p text:style-name="P8"><text:soft-page-break/><draw:frame draw:style-name="fr1" draw:name="images7" text:anchor-type="as-char" svg:width="11.218cm" svg:height="9.895cm" draw:z-index="32"><draw:image xlink:href="Pictures/10000000000001A800000176F4EF1B66.png" xlink:type="simple" xlink:show="embed" xlink:actuate="onLoad"/></draw:frame></text:p>
      <text:p text:style-name="P34"><text:soft-page-break/>L'amorce d'un composant est celle ci :</text:p>
      <text:p text:style-name="P11"><draw:frame draw:style-name="fr2" draw:name="Graphic2" text:anchor-type="as-char" svg:y="-10.659cm" svg:width="17.3cm" svg:height="16.619cm" draw:z-index="33"><draw:image xlink:href="Pictures/100000000000028E00000274270BDB45.png" xlink:type="simple" xlink:show="embed" xlink:actuate="onLoad"/></draw:frame></text:p>
      <text:h text:style-name="P67" text:outline-level="3"><text:bookmark text:name="__RefHeading__1450_1982987537"/>Création à partir d'un autre composant<text:bookmark-end text:name="__RefHeading__1450_1982987537"/></text:h>
      <text:p text:style-name="P3">Lorsque un composant ressemble fortement à un autre composant, il est souvent rentable de charger cet autre composant, et de le modifier.</text:p>
      <text:p text:style-name="P9">Réaliser les étapes suivantes :</text:p>
      <text:list xml:id="list40296588" text:style-name="L6">
        <text:list-item>
          <text:p text:style-name="P40">Charger le composant qui va servir de modèle</text:p>
        </text:list-item>
      </text:list>
      <text:list xml:id="list40294895" text:style-name="L7">
        <text:list-item>
          <text:p text:style-name="P41">Cliquer sur <draw:frame draw:style-name="fr1" draw:name="images15" text:anchor-type="as-char" svg:width="0.953cm" svg:height="0.953cm" draw:z-index="64"><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41">Si le modèle a des alias, il sera demandé si les alias dupliqués doivent être supprimés de la liste du nouveau composant. Si la réponse est « non » le nouveau composant ne sera pas créé.</text:p>
        </text:list-item>
      </text:list>
      <text:list xml:id="list40315484" text:style-name="L8">
        <text:list-item>
          <text:p text:style-name="P65">Éditer le nouveau composant.</text:p>
        </text:list-item>
        <text:list-item>
          <text:p text:style-name="P65"><text:soft-page-break/>Sauver le nouveau composant ainsi créé dans la librairie active par <draw:frame draw:style-name="fr1" draw:name="images8" text:anchor-type="as-char" svg:width="0.87cm" svg:height="1.011cm" draw:z-index="65"><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66"><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66">Sauver la librairie sur le disque par <text:s/>Sauver Librairie: <draw:frame draw:style-name="fr1" draw:name="images32" text:anchor-type="as-char" svg:width="0.981cm" svg:height="1.011cm" draw:z-index="67"><draw:image xlink:href="Pictures/10000000000000250000002676E54D77.png" xlink:type="simple" xlink:show="embed" xlink:actuate="onLoad"/></draw:frame></text:p>
        </text:list-item>
      </text:list>
      <text:h text:style-name="P67" text:outline-level="3"><text:bookmark text:name="__RefHeading__1452_1982987537"/>Édition des caractéristiques générales<text:bookmark-end text:name="__RefHeading__1452_1982987537"/></text:h>
      <text:p text:style-name="Standard">Les caractéristiques générales sont :</text:p>
      <text:list xml:id="list40308613" text:style-name="L9">
        <text:list-item>
          <text:p text:style-name="P60">Le nombre de parts par boîtier</text:p>
        </text:list-item>
        <text:list-item>
          <text:p text:style-name="P60">La présence ou non de la représentation convertie.</text:p>
        </text:list-item>
        <text:list-item>
          <text:p text:style-name="P60">La documentation associée.</text:p>
        </text:list-item>
        <text:list-item>
          <text:p text:style-name="P60">La mise a jour des différents champs.</text:p>
        </text:list-item>
      </text:list>
      <text:p text:style-name="P31">Ces caractéristiques devraient être correctes, car demandées à la création du composant, ou provenir du composant modèle.</text:p>
      <text:p text:style-name="P6">Si cependant elles doivent être modifiées, il faut appeler la commande d'édition <draw:frame draw:style-name="fr1" draw:name="images10" text:anchor-type="as-char" svg:width="1.03cm" svg:height="1.011cm" draw:z-index="68"><draw:image xlink:href="Pictures/10000000000000270000002682890866.png" xlink:type="simple" xlink:show="embed" xlink:actuate="onLoad"/></draw:frame>.</text:p>
      <text:p text:style-name="P3">La fenêtre d'édition est la suivante :</text:p>
      <text:p text:style-name="P11"><draw:frame draw:style-name="fr1" draw:name="Graphic3" text:anchor-type="as-char" svg:width="11.67cm" svg:height="8.49cm" draw:z-index="34"><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6"><text:span text:style-name="T14">Nombre de parts</text:span> pour définir le nombre de parts par boîtier</text:p>
      <text:p text:style-name="P26"><text:span text:style-name="T14">A une forme convertie</text:span> :si actif, le composant a une double représentation.</text:p>
      <text:p text:style-name="P23">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text:soft-page-break/>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0">Décalage </text:span>(<text:span text:style-name="T20">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8"><draw:frame draw:style-name="fr1" draw:name="Graphic4" text:anchor-type="as-char" svg:width="15.743cm" svg:height="9.55cm" draw:z-index="35"><draw:image xlink:href="Pictures/2000000800003D8000002550D6E11DAF.svm" xlink:type="simple" xlink:show="embed" xlink:actuate="onLoad"/></draw:frame></text:p>
      <text:p text:style-name="P17">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7" text:outline-level="3"><text:bookmark text:name="__RefHeading__1454_1982987537"/>Sélection de l'unité et de la représentation<text:bookmark-end text:name="__RefHeading__1454_1982987537"/></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1" draw:name="Graphic5" text:anchor-type="as-char" svg:width="0.93cm" svg:height="1.011cm" draw:z-index="36"><draw:image xlink:href="Pictures/100000000000002300000026FE7E49C4.png" xlink:type="simple" xlink:show="embed" xlink:actuate="onLoad"/></draw:frame> ou <draw:frame draw:style-name="fr1" draw:name="Graphic33" text:anchor-type="as-char" svg:width="0.9cm" svg:height="1.011cm" draw:z-index="37"><draw:image xlink:href="Pictures/100000000000002200000026A4DFD918.png" xlink:type="simple" xlink:show="embed" xlink:actuate="onLoad"/></draw:frame>.</text:p>
      <text:p text:style-name="P6">Pour la sélection de la part</text:p>
      <text:p text:style-name="P4"><text:soft-page-break/><draw:frame draw:style-name="fr1" draw:name="Image5" text:anchor-type="as-char" svg:width="6.849cm" svg:height="3.12cm" draw:z-index="38"><draw:image xlink:href="Pictures/1000000000000103000000768E223438.png" xlink:type="simple" xlink:show="embed" xlink:actuate="onLoad"/></draw:frame></text:p>
      <text:h text:style-name="Heading_20_2" text:outline-level="2"><text:bookmark text:name="__RefHeading__1456_1982987537"/>Édition du graphisme<text:bookmark-end text:name="__RefHeading__1456_1982987537"/></text:h>
      <text:p text:style-name="P15">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16"><draw:frame draw:style-name="fr1" draw:name="Graphic35" text:anchor-type="as-char" svg:width="1.109cm" svg:height="9.95cm" draw:z-index="39"><draw:image xlink:href="Pictures/100000000000002A000001783FE624D5.png" xlink:type="simple" xlink:show="embed" xlink:actuate="onLoad"/></draw:frame></text:p>
          </table:table-cell>
          <table:table-cell table:style-name="Table1.A1" office:value-type="string">
            <text:p text:style-name="P15">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7">Les pins et les champs (valeur, référence) sont traités différemment, car ce ne sont pas des éléments de pur graphisme.</text:p>
          </table:table-cell>
        </table:table-row>
      </table:table>
      <text:p text:style-name="P5"/>
      <text:h text:style-name="P67" text:outline-level="3"><text:bookmark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1"><text:soft-page-break/><draw:frame draw:style-name="fr1" draw:name="Graphic6" text:anchor-type="as-char" svg:width="8.65cm" svg:height="12.171cm" draw:z-index="40"><draw:image xlink:href="Pictures/1000000000000147000001CCC6A28620.png" xlink:type="simple" xlink:show="embed" xlink:actuate="onLoad"/></draw:frame></text:p>
      <text:p text:style-name="P29">ou encore en double-cliquant sur cet élément:</text:p>
      <text:p text:style-name="P30"><draw:frame draw:style-name="fr2" draw:name="Graphic7" text:anchor-type="as-char" svg:y="-6.218cm" svg:width="10.56cm" svg:height="7.25cm" draw:z-index="41"><draw:image xlink:href="Pictures/100000000000018F000001120F8D402B.png" xlink:type="simple" xlink:show="embed" xlink:actuate="onLoad"/></draw:frame></text:p>
      <text:p text:style-name="P3">Les options normales sont, pour l'élément graphique:</text:p>
      <text:list xml:id="list40302637" text:style-name="L10">
        <text:list-item>
          <text:p text:style-name="P42"><text:span text:style-name="T1">Appliquer les changements à toutes les parts du composant</text:span> <text:span text:style-name="T6">activé</text:span>, car généralement les différentes parts d'un composant ont même graphique, et il suffit donc de dessiner une seule fois une part.</text:p>
        </text:list-item>
        <text:list-item>
          <text:p text:style-name="P42"><text:span text:style-name="T1">Appliquer les changements à toutes les re^présentations (DeMorgan)</text:span> <text:span text:style-name="T6">désactivé</text:span>, car on introduit une double représentation pour avoir un graphisme différent à chaque représentation.</text:p>
        </text:list-item>
      </text:list>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text:soft-page-break/>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7" text:outline-level="3"><text:bookmark text:name="__RefHeading__1460_1982987537"/>Les éléments graphiques géométriques<text:bookmark-end text:name="__RefHeading__1460_1982987537"/></text:h>
      <text:p text:style-name="P3">Leur tracé est possible grâce aux outils:</text:p>
      <text:list xml:id="list40297355" text:style-name="L11">
        <text:list-item>
          <text:p text:style-name="P49">Tracé de lignes et polygones simples ou remplis selon que l'option <text:span text:style-name="T14">Filled</text:span> est inactive ou active.</text:p>
        </text:list-item>
        <text:list-item>
          <text:p text:style-name="P49">Tracé de rectangles définis par une diagonale.</text:p>
        </text:list-item>
        <text:list-item>
          <text:p text:style-name="P49">Tracé de cercles définis par le centre et un point de la circonférence.</text:p>
        </text:list-item>
        <text:list-item>
          <text:p text:style-name="P49">Tracé d'arcs définis par le point de départ et d'arrivée de l'arc et son centre. L'arc va de 0 à 180 degrés.</text:p>
        </text:list-item>
      </text:list>
      <text:h text:style-name="P67" text:outline-level="3"><text:bookmark text:name="__RefHeading__1462_1982987537"/>Les éléments graphiques type textes<text:bookmark-end text:name="__RefHeading__1462_1982987537"/></text:h>
      <text:p text:style-name="Standard"><text:span text:style-name="T3"><draw:frame draw:style-name="fr1" draw:name="Graphic40" text:anchor-type="as-char" svg:width="0.609cm" svg:height="0.586cm" draw:z-index="42"><draw:image xlink:href="Pictures/200000080000026200000247E79B18A5.svm" xlink:type="simple" xlink:show="embed" xlink:actuate="onLoad"/></draw:frame></text:span><text:span text:style-name="T3"> Permet la création de textes graphiques (textes libre)</text:span></text:p>
      <text:p text:style-name="Standard">Les textes sont toujours lisibles, même si le composant est mis en miroir</text:p>
      <text:h text:style-name="Heading_20_2" text:outline-level="2"><text:bookmark text:name="__RefHeading__1464_1982987537"/>Création et édition des pins<text:bookmark-end text:name="__RefHeading__1464_1982987537"/></text:h>
      <text:p text:style-name="Standard"><text:span text:style-name="T9">La création se fait par l'outil </text:span><text:span text:style-name="T7"><draw:frame draw:style-name="fr1" draw:name="Graphic41" text:anchor-type="as-char" svg:width="0.951cm" svg:height="1.06cm" draw:z-index="43"><draw:image xlink:href="Pictures/100000000000002400000028EF6DE74B.png" xlink:type="simple" xlink:show="embed" xlink:actuate="onLoad"/></draw:frame></text:span><text:span text:style-name="T7">.</text:span></text:p>
      <text:p text:style-name="P3">L'édition se fait en double-cliquant sur la pin à éditer</text:p>
      <text:p text:style-name="Standard"><text:span text:style-name="T3">Si on clique par le bouton droit, apparaît</text:span> le menu rapide d'édition:</text:p>
      <text:p text:style-name="P11"><draw:frame draw:style-name="fr1" draw:name="Graphic42" text:anchor-type="as-char" svg:width="11.478cm" svg:height="8.259cm" draw:z-index="44"><draw:image xlink:href="Pictures/10000000000001B200000138824F0DF0.png" xlink:type="simple" xlink:show="embed" xlink:actuate="onLoad"/></draw:frame></text:p>
      <text:p text:style-name="P15">La création des pins doit être soigneusement faite,et<text:span text:style-name="T3"> est critique, car toute erreur aura des conséquences pour la réalisation de circuits imprimés, ou rendra inopérante la fonction E.RC.</text:span></text:p>
      <text:p text:style-name="P7">Toute pin déjà placée peut être rééditée effacée ou déplacée.</text:p>
      <text:h text:style-name="P67" text:outline-level="3"><text:bookmark text:name="__RefHeading__1466_1982987537"/><text:soft-page-break/>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4">Remarques:</text:p>
      <text:list xml:id="list40314994" text:style-name="L12">
        <text:list-item>
          <text:p text:style-name="P61">Éviter les espaces dans les noms et numéros de pins. Cela ne pose pas de problèmes pour Eeschema, mais beaucoup de formats de netlistes n'acceptent pas les espaces.</text:p>
        </text:list-item>
        <text:list-item>
          <text:p text:style-name="P61">Si le nom de la pin commence par le symbole « ~ », ce nom sera surligné.</text:p>
        </text:list-item>
        <text:list-item>
          <text:p text:style-name="P61">Si le nom se réduit à ce seul symbole, la pin est considérée comme sans nom.</text:p>
        </text:list-item>
        <text:list-item>
          <text:p text:style-name="P61">Le nom ne doit pas commencer par le symbole « # », car il a une signification particulière et est utilisé pour créer des symboles d'alimentation.</text:p>
        </text:list-item>
        <text:list-item>
          <text:p text:style-name="P54"><text:span text:style-name="T8">Le numéro de pin est constitué de 1 à 4 lettres ou chiffres.</text:span><text:span text:style-name="T7"><text:line-break/></text:span><text:span text:style-name="T8">Un numéro valide est donc </text:span><text:span text:style-name="T10">1</text:span><text:span text:style-name="T8">,</text:span><text:span text:style-name="T10">2</text:span><text:span text:style-name="T8"> ..</text:span><text:span text:style-name="T10">9999</text:span><text:span text:style-name="T8"> mais aussi </text:span><text:span text:style-name="T10">A1</text:span><text:span text:style-name="T8">, </text:span><text:span text:style-name="T10">B3</text:span><text:span text:style-name="T8"> ... (notation type PGA) ou encore </text:span><text:span text:style-name="T10">Anod</text:span><text:span text:style-name="T8">, </text:span><text:span text:style-name="T10">Gnd</text:span><text:span text:style-name="T8">, </text:span><text:span text:style-name="T10">Vin</text:span><text:span text:style-name="T8"> ...</text:span></text:p>
        </text:list-item>
      </text:list>
      <text:h text:style-name="P67" text:outline-level="3"><text:bookmark text:name="__RefHeading__1468_1982987537"/>Boîtiers à parts multiples et double représentation<text:bookmark-end text:name="__RefHeading__1468_1982987537"/></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7" text:outline-level="3"><text:bookmark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text:soft-page-break/>-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40312824" text:style-name="L13">
        <text:list-item>
          <text:p text:style-name="P55"><text:span text:style-name="T12">Si </text:span><text:span text:style-name="T12"><draw:frame draw:style-name="fr1" draw:name="Image39" text:anchor-type="as-char" svg:width="1.06cm" svg:height="0.981cm" draw:z-index="45"><draw:image xlink:href="Pictures/1000000000000028000000250E8403E0.png" xlink:type="simple" xlink:show="embed" xlink:actuate="onLoad"/></draw:frame></text:span><text:span text:style-name="T12"> est activé</text:span><text:span text:style-name="T8"> : les éditions ne se feront que sur la part et la représentation courantes (c'est à dire sur ce que l'on voit à l'écran)</text:span><text:span text:style-name="T7">.</text:span><text:span text:style-name="T24"> </text:span><text:span text:style-name="T22">Cette option est d'utilisation rare</text:span><text:span text:style-name="T21">.</text:span></text:p>
        </text:list-item>
        <text:list-item>
          <text:p text:style-name="P55"><text:span text:style-name="T12">Si </text:span><text:span text:style-name="T12"><draw:frame draw:style-name="fr1" draw:name="Image40" text:anchor-type="as-char" svg:width="1.06cm" svg:height="0.981cm" draw:z-index="48"><draw:image xlink:href="Pictures/1000000000000028000000250E8403E0.png" xlink:type="simple" xlink:show="embed" xlink:actuate="onLoad"/></draw:frame></text:span><text:span text:style-name="T8"> </text:span><text:span text:style-name="T12">est désactivé</text:span><text:span text:style-name="T8"> : les éditions se feront sur </text:span><text:span text:style-name="T11">toutes</text:span><text:span text:style-name="T8"> les parts et les représentations.</text:span><text:span text:style-name="T7"> </text:span><text:span text:style-name="T22">C'est l'option normale de travail</text:span><text:span text:style-name="T21">.</text:span></text:p>
        </text:list-item>
      </text:list>
      <text:h text:style-name="P67" text:outline-level="3"><text:bookmark text:name="__RefHeading__1472_1982987537"/>Pins : Définition des caractéristiques<text:bookmark-end text:name="__RefHeading__1472_1982987537"/></text:h>
      <text:p text:style-name="P6">La <text:span text:style-name="T15">fenêtre d'é</text:span>dition permet de définir toutes les caractéristiques d'une pin.</text:p>
      <text:p text:style-name="P8"><draw:frame draw:style-name="fr1" draw:name="Graphic10" text:anchor-type="as-char" svg:width="15.82cm" svg:height="10.209cm" draw:z-index="53"><draw:image xlink:href="Pictures/100000000000025600000182AB59FDF1.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40310067" text:style-name="L14">
        <text:list-item>
          <text:p text:style-name="P62">Le nom et la taille du nom d'une pin.</text:p>
        </text:list-item>
        <text:list-item>
          <text:p text:style-name="P62">Le numéro et la taille du numéro d'une pin.</text:p>
        </text:list-item>
        <text:list-item>
          <text:p text:style-name="P62">la longueur de la pin.</text:p>
        </text:list-item>
        <text:list-item>
          <text:p text:style-name="P62">le type électrique et la forme de la pin.</text:p>
        </text:list-item>
        <text:list-item>
          <text:p text:style-name="P62">son appartenance</text:p>
        </text:list-item>
        <text:list-item>
          <text:p text:style-name="P62">si elle est invisible (option utile pour les pins d'alimentation).</text:p>
        </text:list-item>
      </text:list>
      <text:p text:style-name="P3"/>
      <text:p text:style-name="P19">Rappel:</text:p>
      <text:list xml:id="list40294113" text:style-name="L15">
        <text:list-item>
          <text:p text:style-name="P50">Si le nom de la pin commence par le symbole « <text:span text:style-name="T1">~</text:span> », ce nom sera <text:span text:style-name="T1">surligné</text:span>.</text:p>
        </text:list-item>
        <text:list-item>
          <text:p text:style-name="P50"><text:soft-page-break/>Pour un surlignage partiel, les lettres entre 2 symbole « <text:span text:style-name="T1">~</text:span> » seront surlignées</text:p>
        </text:list-item>
        <text:list-item>
          <text:p text:style-name="P56">Si le nom se réduit à ce seul symbole, la pin est considérée comme sans nom.</text:p>
        </text:list-item>
        <text:list-item>
          <text:p text:style-name="P50">Le numéro de pin est constitué de 1 à 4 lettres ou chiffres.<text:line-break/>Un numéro valide est donc <text:span text:style-name="T19">1</text:span>,<text:span text:style-name="T19">2</text:span> ..<text:span text:style-name="T19">9999</text:span> mais aussi <text:span text:style-name="T19">A1</text:span>, <text:span text:style-name="T19">B3</text:span> ... (notation type PGA) ou encore <text:span text:style-name="T19">Anod</text:span>, <text:span text:style-name="T19">Gnd</text:span>, <text:span text:style-name="T19">V.in</text:span> ...</text:p>
        </text:list-item>
      </text:list>
      <text:h text:style-name="Heading_20_3" text:outline-level="3"><text:bookmark text:name="__RefHeading__1474_1982987537"/>Formes des pins<text:bookmark-end text:name="__RefHeading__1474_1982987537"/></text:h>
      <text:p text:style-name="P35">Voici les diverses formes possibles pour une pin :</text:p>
      <text:p text:style-name="P28"><draw:frame draw:style-name="fr1" draw:name="Graphic9" text:anchor-type="as-char" svg:width="11.01cm" svg:height="5.9cm" draw:z-index="2"><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40325032" text:style-name="L16">
        <text:list-item>
          <text:p text:style-name="P63">Le type <text:span text:style-name="T1">BiDi</text:span> désigne des pins commutables en entrée ou en sortie (pins de bornier d'entrée ou de sortie de microprocesseurs par exemple).</text:p>
        </text:list-item>
        <text:list-item>
          <text:p text:style-name="P63">Le type <text:span text:style-name="T1">3 States</text:span> est la sortie 3 états usuelle.</text:p>
        </text:list-item>
        <text:list-item>
          <text:p text:style-name="P63">Le type <text:span text:style-name="T1">Passif</text:span> est utilisé pour les pins de composants passifs, pour les transistors, connecteurs....</text:p>
        </text:list-item>
        <text:list-item>
          <text:p text:style-name="P63">Le type <text:span text:style-name="T1">Unspec</text:span> (non spécifié) peut être utilisé dans les cas ou le type électrique paraît sans importance.</text:p>
        </text:list-item>
        <text:list-item>
          <text:p text:style-name="P63">Le type <text:span text:style-name="T1">Power In</text:span><text:span text:style-name="T18"> est</text:span> à réserver aux pins d'alimentation des composants.</text:p>
        </text:list-item>
        <text:list-item>
          <text:p text:style-name="P63">Le type <text:span text:style-name="T1">Power Out</text:span> est à réserver aux pins de sortie de régulateurs.<text:line-break/><text:span text:style-name="T18">En particulier </text:span><text:span text:style-name="T1">si la pin est du type Power (In</text:span><text:span text:style-name="T18"> ou </text:span><text:span text:style-name="T1">Out, et a l'attribut Invisible, elle ne sera pas affichée en schématique, et elle sera automatiquement connectée aux autres pins du même type et de même nom (Pin Power Invisible)</text:span>.</text:p>
        </text:list-item>
        <text:list-item>
          <text:p text:style-name="P63">Les type Open Emitter et Open Collector sont à réserver aux pins de sortie de circuits intégrés du type collecteur ou émetteur ouvert.</text:p>
        </text:list-item>
      </text:list>
      <text:h text:style-name="Heading_20_3" text:outline-level="3"><text:bookmark text:name="__RefHeading__1478_1982987537"/>Modifications globales des pins<text:bookmark-end text:name="__RefHeading__1478_1982987537"/></text:h>
      <text:p text:style-name="P6">On peut modifier la longueur de toutes les pins, ou la taille des textes Nom et Numéro de pin globalement, par la commande <text:span text:style-name="T14">Global</text:span><text:span text:style-name="T15">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text:bookmark text:name="__RefHeading__1480_1982987537"/>Pins pour parts multiples et doubles représentations<text:bookmark-end text:name="__RefHeading__1480_1982987537"/></text:h>
      <text:p text:style-name="P3">Les différentes parts ou représentation (telles qu'on les rencontre dans un composant du type 7400, 7402 ...) peuvent demander un complément d'édition.</text:p>
      <text:p text:style-name="P3"><text:soft-page-break/>Ce travail complémentaire sera limité si l'on prend les précautions suivantes :</text:p>
      <text:list xml:id="list40306200" text:style-name="L17">
        <text:list-item>
          <text:p text:style-name="P43">L'option générale <text:span text:style-name="T1">Editer pins unité par unité</text:span> <draw:frame draw:style-name="fr1" draw:name="Image6" text:anchor-type="as-char" svg:width="0.58cm" svg:height="0.556cm" draw:z-index="47"><draw:image xlink:href="Pictures/1000000000000016000000157502847D.png" xlink:type="simple" xlink:show="embed" xlink:actuate="onLoad"/></draw:frame>doit rester <text:span text:style-name="T20">non activée</text:span>.</text:p>
        </text:list-item>
        <text:list-item>
          <text:p text:style-name="P43">Les pins d'alimentation seront créée avec l'attribut <text:span text:style-name="T20">Partagé par toutes les parts du boitier</text:span> et <text:span text:style-name="T20">Partagé par toutes les formes alternatives (DeMorgan)</text:span> actifs (Elles seront peut être aussi invisibles).</text:p>
        </text:list-item>
      </text:list>
      <text:p text:style-name="P3">Voici un réglage type:</text:p>
      <text:p text:style-name="P8"><draw:frame draw:style-name="fr1" draw:name="Image7" text:anchor-type="as-char" svg:width="15.88cm" svg:height="10.209cm" draw:z-index="49"><draw:image xlink:href="Pictures/10000000000002580000018251191152.png" xlink:type="simple" xlink:show="embed" xlink:actuate="onLoad"/></draw:frame></text:p>
      <text:p text:style-name="P3">Lorsque l'on aura créé les autres pins, on les aura donc créées pour chaque part et chaque représentation.</text:p>
      <text:p text:style-name="P8"/>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40317439" text:style-name="L18">
        <text:list-item>
          <text:p text:style-name="P57">Sélectionner la représentation convertie, et éditer la forme et la longueur de chacune des pins.</text:p>
        </text:list-item>
        <text:list-item>
          <text:p text:style-name="P57">Pour les autres parts que la part A, éditer les numéros de pins.</text:p>
        </text:list-item>
      </text:list>
      <text:h text:style-name="Heading_20_2" text:outline-level="2"><text:bookmark text:name="__RefHeading__1482_1982987537"/>Édition des champs<text:bookmark-end text:name="__RefHeading__1482_1982987537"/></text:h>
      <text:p text:style-name="P6">Pour les champs déjà existants, on peut utiliser les commandes rapides d'édition en cliquant par le bouton de droite de la souris sur le champ à modifier:</text:p>
      <text:p text:style-name="P4"><text:soft-page-break/><draw:frame draw:style-name="fr1" draw:name="Graphic36" text:anchor-type="as-char" svg:width="7.301cm" svg:height="8.438cm" draw:z-index="24"><draw:image xlink:href="Pictures/10000000000001140000013FD5C301EA.png" xlink:type="simple" xlink:show="embed" xlink:actuate="onLoad"/></draw:frame></text:p>
      <text:p text:style-name="P35">Pour des éditions plus complètes ou des champs vides, il faut appeler la fenêtre d'édition des champs <draw:frame draw:style-name="fr1" draw:name="images3" text:anchor-type="as-char" svg:width="0.688cm" svg:height="0.661cm" draw:z-index="46"><draw:image xlink:href="Pictures/100000000000001A000000190F053488.png" xlink:type="simple" xlink:show="embed" xlink:actuate="onLoad"/></draw:frame>:</text:p>
      <text:p text:style-name="P11"><draw:frame draw:style-name="fr1" draw:name="Graphic16" text:anchor-type="as-char" svg:width="18cm" svg:height="14.019cm" draw:z-index="25"><draw:image xlink:href="Pictures/100000000000038400000212F3B21EB0.png" xlink:type="simple" xlink:show="embed" xlink:actuate="onLoad"/></draw:frame></text:p>
      <text:p text:style-name="Standard"><text:span text:style-name="T3">On a ici sélectionné le champ (field) </text:span><text:span text:style-name="T4">Référence</text:span><text:span text:style-name="T3">.</text:span></text:p>
      <text:p text:style-name="Standard">Les champs sont des textes associés au composant, à ne pas confondre avec les textes faisant partie du symbole graphique représentant ce composant.</text:p>
      <text:p text:style-name="P24"><text:soft-page-break/>On dispose des champs:</text:p>
      <text:list xml:id="list40299605" text:style-name="L19">
        <text:list-item>
          <text:p text:style-name="P64">Valeur</text:p>
        </text:list-item>
        <text:list-item>
          <text:p text:style-name="P64">Référence</text:p>
        </text:list-item>
        <text:list-item>
          <text:p text:style-name="P64">Nom du module associé ( pour le PCB )</text:p>
        </text:list-item>
        <text:list-item>
          <text:p text:style-name="P64">Documentation: un lien vers une documentation particulière (surtout prévu pour la schématique).</text:p>
        </text:list-item>
        <text:list-item>
          <text:p text:style-name="P64">Champs modèles (définis dans l'éditeur de schématique)</text:p>
        </text:list-item>
        <text:list-item>
          <text:p text:style-name="P64">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22"><text:span text:style-name="T1">Remarques importantes</text:span>:</text:p>
      <text:list xml:id="list40321059" text:style-name="L20">
        <text:list-item>
          <text:p text:style-name="P51">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51">Pour éditer un champ non visible (c'est à dire vide, car même si le champ a l'attribut Invisible, il est affiché dans LibEdit) on devra nécessairement utiliser la <text:span text:style-name="T15">fenêtre d'édition générale ci-dessus.</text:span></text:p>
        </text:list-item>
      </text:list>
      <text:h text:style-name="Heading_20_2" text:outline-level="2"><text:bookmark text:name="__RefHeading__1484_1982987537"/>Création des symboles d'alimentation<text:bookmark-end text:name="__RefHeading__1484_1982987537"/></text:h>
      <text:p text:style-name="P3">Les symboles d'alimentation sont créés comme des composants usuels.</text:p>
      <text:p text:style-name="P6">On a intérêt à les regrouper dans une librairie unique telle que <text:span text:style-name="T1">Power.lib</text:span>.</text:p>
      <text:p text:style-name="P3"><text:span text:style-name="T7">I</text:span><text:span text:style-name="T8">ls sont constitués du graphisme (la forme désirée) et d'une </text:span><text:span text:style-name="T12">pin</text:span><text:span text:style-name="T8"> du </text:span><text:span text:style-name="T12">type</text:span><text:span text:style-name="T8"> « </text:span><text:span text:style-name="T12">Power Invisible</text:span><text:span text:style-name="T8"> ».</text:span></text:p>
      <text:p text:style-name="P3">Ils seront donc dans la schématique manipulés comme tous les autres composants.</text:p>
      <text:p text:style-name="P3">Cependant, quelques précautions s'imposent.</text:p>
      <text:p text:style-name="P35"><text:soft-page-break/>Voici un symbole (alimentation <text:span text:style-name="T1">-5V</text:span>) :</text:p>
      <text:p text:style-name="P28"><draw:frame draw:style-name="fr1" draw:name="Graphic37" text:anchor-type="as-char" svg:width="19.001cm" svg:height="12.596cm" draw:z-index="3"><draw:image xlink:href="Pictures/100000000000039200000242A63C62B1.png" xlink:type="simple" xlink:show="embed" xlink:actuate="onLoad"/></draw:frame></text:p>
      <text:p text:style-name="P3">Le symbole est réalisé de la façon suivante :</text:p>
      <text:list xml:id="list40322427" text:style-name="L21">
        <text:list-item>
          <text:p text:style-name="P52">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8">La forme est du type « Line », et évidemment le type est « Power » et l'attribut est « Invisible ».</text:p>
        </text:list-item>
        <text:list-item>
          <text:p text:style-name="P58">Un graphisme : ici un petit cercle et un segment allant de la pin au cercle.</text:p>
        </text:list-item>
        <text:list-item>
          <text:p text:style-name="P58">L'ancre du symbole est sur la pin</text:p>
        </text:list-item>
        <text:list-item>
          <text:p text:style-name="P52">La valeur est <text:span text:style-name="T1">-5V</text:span> comme le nom de la pin, pour affichage à l'écran de la valeur de ce symbole (la pin étant obligatoirement invisible, son nom n'apparaît donc pas à l'écran).</text:p>
        </text:list-item>
        <text:list-item>
          <text:p text:style-name="P52">La référence est <text:span text:style-name="T1">#-5V</text:span> (donc affichée comme <text:span text:style-name="T1">#-5V?</text:span>)comme le nom de la pin Le texte référence est sans grande importance sauf le premier caractère qui est « <text:span text:style-name="T16">#</text:span> ». Par convention, tout composant dont la référence commence par ce symbole n'apparaîtra ni dans la liste des composants, ni dans les netlistes. De plus, en Option de symbole, la référence est déclarée invisible.</text:p>
        </text:list-item>
        <text:list-item>
          <text:p text:style-name="P52">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40294314" text:style-name="L22">
        <text:list-item>
          <text:p text:style-name="P59">Charger le modèle.</text:p>
        </text:list-item>
        <text:list-item>
          <text:p text:style-name="P59"><text:span text:style-name="T8">Éditer le </text:span><text:span text:style-name="T12">nom</text:span><text:span text:style-name="T8"> de la </text:span><text:span text:style-name="T12">pin</text:span><text:span text:style-name="T8"> (qui prend alors le nom de nouvelle valeur d'alimentation).</text:span></text:p>
        </text:list-item>
        <text:list-item>
          <text:p text:style-name="P53">Éditer le champ <text:span text:style-name="T1">Valeur</text:span> (même nom que la pin, si l'on veut afficher la valeur de cette alimentation...).</text:p>
        </text:list-item>
        <text:list-item>
          <text:p text:style-name="P53">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font-weight-asian="bold" style:font-weight-complex="bold"/>
    </style:style>
    <style:style style:name="M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0-21T20:38:39.56</dc:date>
    <meta:print-date>1996-10-03T14:40:00</meta:print-date>
    <dc:language>fr-FR</dc:language>
    <meta:editing-cycles>165</meta:editing-cycles>
    <meta:editing-duration>PT19H34M52S</meta:editing-duration>
    <meta:document-statistic meta:table-count="2" meta:image-count="69" meta:object-count="0" meta:page-count="20" meta:paragraph-count="382" meta:word-count="4723" meta:character-count="28326" meta:non-whitespace-character-count="23942"/>
    <meta:user-defined meta:name="Info 1"/>
    <meta:user-defined meta:name="Info 2"/>
    <meta:user-defined meta:name="Info 3"/>
    <meta:user-defined meta:name="Info 4"/>
  </office:meta>
</office:document-meta>
</file>